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cessed_scene_id">
            <text:p>processed_scene_id</text:p>
          </table:table-cell>
          <table:table-cell table:style-name="pd1" office:value-type="string" office:value="error_scene_id">
            <text:p>error_scene_id</text:p>
          </table:table-cell>
          <table:table-cell table:style-name="pd1" office:value-type="string" office:value="error_cause">
            <text:p>error_caus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28.0">
            <text:p>228.0</text:p>
          </table:table-cell>
          <table:table-cell office:value-type="string" office:value="객체 오류 분류다름">
            <text:p>객체 오류 분류다름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5.0">
            <text:p>25.0</text:p>
          </table:table-cell>
          <table:table-cell office:value-type="string" office:value="객체 오류 분류다름">
            <text:p>객체 오류 분류다름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01.0">
            <text:p>201.0</text:p>
          </table:table-cell>
          <table:table-cell office:value-type="string" office:value="객체 오류 분류다름">
            <text:p>객체 오류 분류다름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76.0">
            <text:p>176.0</text:p>
          </table:table-cell>
          <table:table-cell office:value-type="string" office:value="객체 오류 분류다름">
            <text:p>객체 오류 분류다름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85.0">
            <text:p>285.0</text:p>
          </table:table-cell>
          <table:table-cell office:value-type="string" office:value="객체 오류 분류다름">
            <text:p>객체 오류 분류다름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553.0">
            <text:p>553.0</text:p>
          </table:table-cell>
          <table:table-cell office:value-type="string" office:value="객체 오류 분류다름">
            <text:p>객체 오류 분류다름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570.0">
            <text:p>570.0</text:p>
          </table:table-cell>
          <table:table-cell office:value-type="string" office:value="객체 오류 분류다름">
            <text:p>객체 오류 분류다름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592.0">
            <text:p>592.0</text:p>
          </table:table-cell>
          <table:table-cell office:value-type="string" office:value="객체 오류 분류다름">
            <text:p>객체 오류 분류다름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513.0">
            <text:p>513.0</text:p>
          </table:table-cell>
          <table:table-cell office:value-type="string" office:value="68번 이미지 오레오로 찍힘 : 이미지 커터칼로변경필요">
            <text:p>68번 이미지 오레오로 찍힘 : 이미지 커터칼로변경필요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530.0">
            <text:p>530.0</text:p>
          </table:table-cell>
          <table:table-cell office:value-type="string" office:value="69번 이미지 오레오로 찍힘 : 이미지 커터칼로변경필요">
            <text:p>69번 이미지 오레오로 찍힘 : 이미지 커터칼로변경필요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532.0">
            <text:p>532.0</text:p>
          </table:table-cell>
          <table:table-cell office:value-type="string" office:value="70번 이미지 오레오로 찍힘 : 이미지 커터칼로변경필요">
            <text:p>70번 이미지 오레오로 찍힘 : 이미지 커터칼로변경필요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556.0">
            <text:p>556.0</text:p>
          </table:table-cell>
          <table:table-cell office:value-type="string" office:value="71번 이미지 오레오로 찍힘 : 이미지 커터칼로변경필요">
            <text:p>71번 이미지 오레오로 찍힘 : 이미지 커터칼로변경필요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635.0">
            <text:p>635.0</text:p>
          </table:table-cell>
          <table:table-cell office:value-type="string" office:value="72번 이미지 오레오로 찍힘 : 이미지 커터칼로변경필요">
            <text:p>72번 이미지 오레오로 찍힘 : 이미지 커터칼로변경필요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580.0">
            <text:p>580.0</text:p>
          </table:table-cell>
          <table:table-cell office:value-type="string" office:value="73번 이미지 오레오로 찍힘 : 이미지 커터칼로변경필요">
            <text:p>73번 이미지 오레오로 찍힘 : 이미지 커터칼로변경필요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621.0">
            <text:p>621.0</text:p>
          </table:table-cell>
          <table:table-cell office:value-type="string" office:value="74번 이미지 오레오로 찍힘 : 이미지 커터칼로변경필요">
            <text:p>74번 이미지 오레오로 찍힘 : 이미지 커터칼로변경필요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622.0">
            <text:p>622.0</text:p>
          </table:table-cell>
          <table:table-cell office:value-type="string" office:value="75번 이미지 오레오로 찍힘 : 이미지 커터칼로변경필요">
            <text:p>75번 이미지 오레오로 찍힘 : 이미지 커터칼로변경필요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549.0">
            <text:p>549.0</text:p>
          </table:table-cell>
          <table:table-cell office:value-type="string" office:value="76번 이미지 오레오로 찍힘 : 이미지 커터칼로변경필요">
            <text:p>76번 이미지 오레오로 찍힘 : 이미지 커터칼로변경필요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626.0">
            <text:p>626.0</text:p>
          </table:table-cell>
          <table:table-cell office:value-type="string" office:value="101번 아동신발 이미지 오른발 / 객체 왼발 : 변경 필요">
            <text:p>101번 아동신발 이미지 오른발 / 객체 왼발 : 변경 필요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584.0">
            <text:p>584.0</text:p>
          </table:table-cell>
          <table:table-cell office:value-type="string" office:value="102번 아동신발 이미지 오른발 / 객체 왼발 : 변경 필요">
            <text:p>102번 아동신발 이미지 오른발 / 객체 왼발 : 변경 필요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516.0">
            <text:p>516.0</text:p>
          </table:table-cell>
          <table:table-cell office:value-type="string" office:value="103번 아동신발 이미지 오른발 / 객체 왼발 : 변경 필요">
            <text:p>103번 아동신발 이미지 오른발 / 객체 왼발 : 변경 필요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535.0">
            <text:p>535.0</text:p>
          </table:table-cell>
          <table:table-cell office:value-type="string" office:value="104번 아동신발 이미지 오른발 / 객체 왼발 : 변경 필요">
            <text:p>104번 아동신발 이미지 오른발 / 객체 왼발 : 변경 필요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50.0">
            <text:p>350.0</text:p>
          </table:table-cell>
          <table:table-cell office:value-type="string" office:value="촬영 중간에 물체 바뀜">
            <text:p>촬영 중간에 물체 바뀜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537.0">
            <text:p>537.0</text:p>
          </table:table-cell>
          <table:table-cell office:value-type="string" office:value="101번 아동신발 이미지 오른발 / 객체 왼발 : 변경 필요">
            <text:p>101번 아동신발 이미지 오른발 / 객체 왼발 : 변경 필요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785.0">
            <text:p>785.0</text:p>
          </table:table-cell>
          <table:table-cell office:value-type="string" office:value="허공찍힘">
            <text:p>허공찍힘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680.0">
            <text:p>680.0</text:p>
          </table:table-cell>
          <table:table-cell office:value-type="string" office:value="허공찍힘">
            <text:p>허공찍힘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731.0">
            <text:p>731.0</text:p>
          </table:table-cell>
          <table:table-cell office:value-type="string" office:value="허공찍힘">
            <text:p>허공찍힘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784.0">
            <text:p>784.0</text:p>
          </table:table-cell>
          <table:table-cell office:value-type="string" office:value="허공찍힘">
            <text:p>허공찍힘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445.0">
            <text:p>445.0</text:p>
          </table:table-cell>
          <table:table-cell office:value-type="string" office:value="물체 포클 누락">
            <text:p>물체 포클 누락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711.0">
            <text:p>711.0</text:p>
          </table:table-cell>
          <table:table-cell office:value-type="string" office:value="물체 포클 누락">
            <text:p>물체 포클 누락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16.0">
            <text:p>716.0</text:p>
          </table:table-cell>
          <table:table-cell office:value-type="string" office:value="물체 포클 누락">
            <text:p>물체 포클 누락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802.0">
            <text:p>802.0</text:p>
          </table:table-cell>
          <table:table-cell office:value-type="string" office:value="물체 포클 누락">
            <text:p>물체 포클 누락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890.0">
            <text:p>890.0</text:p>
          </table:table-cell>
          <table:table-cell office:value-type="string" office:value="물체 포클 누락">
            <text:p>물체 포클 누락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761.0">
            <text:p>761.0</text:p>
          </table:table-cell>
          <table:table-cell office:value-type="string" office:value="물체 포클 누락">
            <text:p>물체 포클 누락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744.0">
            <text:p>744.0</text:p>
          </table:table-cell>
          <table:table-cell office:value-type="string" office:value="물체 포클 누락">
            <text:p>물체 포클 누락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734.0">
            <text:p>734.0</text:p>
          </table:table-cell>
          <table:table-cell office:value-type="string" office:value="물체 포클 누락">
            <text:p>물체 포클 누락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741.0">
            <text:p>741.0</text:p>
          </table:table-cell>
          <table:table-cell office:value-type="string" office:value="물체에 비닐씌여있음">
            <text:p>물체에 비닐씌여있음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200.0">
            <text:p>200.0</text:p>
          </table:table-cell>
          <table:table-cell office:value-type="string" office:value="물체에 비닐씌여있음">
            <text:p>물체에 비닐씌여있음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730.0">
            <text:p>730.0</text:p>
          </table:table-cell>
          <table:table-cell office:value-type="string" office:value="물체에 비닐씌여있음">
            <text:p>물체에 비닐씌여있음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676.0">
            <text:p>676.0</text:p>
          </table:table-cell>
          <table:table-cell office:value-type="string" office:value="물체에 비닐씌여있음">
            <text:p>물체에 비닐씌여있음</text:p>
          </table:table-cell>
        </table:table-row>
        <table:table-row>
          <table:table-cell office:value-type="float" office:value="41.0">
            <text:p>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.0">
            <text:p>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.0">
            <text:p>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.0">
            <text:p>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.0">
            <text:p>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.0">
            <text:p>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.0">
            <text:p>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.0">
            <text:p>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.0">
            <text:p>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.0">
            <text:p>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.0">
            <text:p>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.0">
            <text:p>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.0">
            <text:p>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.0">
            <text:p>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.0">
            <text:p>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.0">
            <text:p>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.0">
            <text:p>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.0">
            <text:p>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.0">
            <text:p>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.0">
            <text:p>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.0">
            <text:p>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.0">
            <text:p>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.0">
            <text:p>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.0">
            <text:p>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.0">
            <text:p>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.0">
            <text:p>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.0">
            <text:p>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.0">
            <text:p>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.0">
            <text:p>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.0">
            <text:p>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.0">
            <text:p>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.0">
            <text:p>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.0">
            <text:p>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.0">
            <text:p>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.0">
            <text:p>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.0">
            <text:p>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.0">
            <text:p>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.0">
            <text:p>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.0">
            <text:p>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.0">
            <text:p>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.0">
            <text:p>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.0">
            <text:p>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.0">
            <text:p>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.0">
            <text:p>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.0">
            <text:p>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.0">
            <text:p>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.0">
            <text:p>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.0">
            <text:p>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.0">
            <text:p>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.0">
            <text:p>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.0">
            <text:p>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.0">
            <text:p>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.0">
            <text:p>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.0">
            <text:p>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.0">
            <text:p>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.0">
            <text:p>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.0">
            <text:p>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.0">
            <text:p>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.0">
            <text:p>1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.0">
            <text:p>1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.0">
            <text:p>1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.0">
            <text:p>1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.0">
            <text:p>1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5.0">
            <text:p>1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6.0">
            <text:p>1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7.0">
            <text:p>1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8.0">
            <text:p>1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9.0">
            <text:p>1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0.0">
            <text:p>1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1.0">
            <text:p>1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2.0">
            <text:p>1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3.0">
            <text:p>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4.0">
            <text:p>1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5.0">
            <text:p>1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6.0">
            <text:p>1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7.0">
            <text:p>1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.0">
            <text:p>1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9.0">
            <text:p>1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0.0">
            <text:p>1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1.0">
            <text:p>1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2.0">
            <text:p>1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3.0">
            <text:p>1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4.0">
            <text:p>1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5.0">
            <text:p>1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6.0">
            <text:p>1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7.0">
            <text:p>1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8.0">
            <text:p>1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9.0">
            <text:p>1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0.0">
            <text:p>1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1.0">
            <text:p>1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2.0">
            <text:p>1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3.0">
            <text:p>1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4.0">
            <text:p>1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5.0">
            <text:p>1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6.0">
            <text:p>1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7.0">
            <text:p>1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8.0">
            <text:p>1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9.0">
            <text:p>1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0.0">
            <text:p>1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1.0">
            <text:p>1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2.0">
            <text:p>1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3.0">
            <text:p>1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4.0">
            <text:p>1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5.0">
            <text:p>1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6.0">
            <text:p>1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7.0">
            <text:p>1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8.0">
            <text:p>1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9.0">
            <text:p>1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0.0">
            <text:p>1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1.0">
            <text:p>1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2.0">
            <text:p>1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3.0">
            <text:p>1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4.0">
            <text:p>1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5.0">
            <text:p>1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6.0">
            <text:p>1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7.0">
            <text:p>1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8.0">
            <text:p>1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9.0">
            <text:p>1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0.0">
            <text:p>1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1.0">
            <text:p>1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2.0">
            <text:p>1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3.0">
            <text:p>1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4.0">
            <text:p>1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5.0">
            <text:p>1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6.0">
            <text:p>1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7.0">
            <text:p>1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8.0">
            <text:p>1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9.0">
            <text:p>1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0.0">
            <text:p>1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1.0">
            <text:p>1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2.0">
            <text:p>1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3.0">
            <text:p>1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4.0">
            <text:p>1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5.0">
            <text:p>1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7.0">
            <text:p>1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8.0">
            <text:p>1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9.0">
            <text:p>1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0.0">
            <text:p>1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1.0">
            <text:p>1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2.0">
            <text:p>1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3.0">
            <text:p>1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4.0">
            <text:p>1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5.0">
            <text:p>1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6.0">
            <text:p>1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7.0">
            <text:p>1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8.0">
            <text:p>1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9.0">
            <text:p>1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0.0">
            <text:p>1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1.0">
            <text:p>1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2.0">
            <text:p>1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3.0">
            <text:p>1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4.0">
            <text:p>1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5.0">
            <text:p>1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6.0">
            <text:p>1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7.0">
            <text:p>1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8.0">
            <text:p>1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9.0">
            <text:p>1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2.0">
            <text:p>2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3.0">
            <text:p>2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4.0">
            <text:p>2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5.0">
            <text:p>2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6.0">
            <text:p>2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7.0">
            <text:p>2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8.0">
            <text:p>2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9.0">
            <text:p>2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0.0">
            <text:p>2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1.0">
            <text:p>2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2.0">
            <text:p>2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3.0">
            <text:p>2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4.0">
            <text:p>2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5.0">
            <text:p>2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6.0">
            <text:p>2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7.0">
            <text:p>2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8.0">
            <text:p>2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9.0">
            <text:p>2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0.0">
            <text:p>2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1.0">
            <text:p>2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2.0">
            <text:p>2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3.0">
            <text:p>2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4.0">
            <text:p>2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5.0">
            <text:p>2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6.0">
            <text:p>2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7.0">
            <text:p>2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9.0">
            <text:p>2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0.0">
            <text:p>2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1.0">
            <text:p>2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2.0">
            <text:p>2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3.0">
            <text:p>2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4.0">
            <text:p>2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5.0">
            <text:p>2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6.0">
            <text:p>2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7.0">
            <text:p>2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8.0">
            <text:p>2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9.0">
            <text:p>2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0.0">
            <text:p>2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1.0">
            <text:p>2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2.0">
            <text:p>2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3.0">
            <text:p>2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4.0">
            <text:p>2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5.0">
            <text:p>2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6.0">
            <text:p>2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7.0">
            <text:p>2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8.0">
            <text:p>2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9.0">
            <text:p>2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0.0">
            <text:p>2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1.0">
            <text:p>2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2.0">
            <text:p>2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3.0">
            <text:p>2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4.0">
            <text:p>2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5.0">
            <text:p>2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6.0">
            <text:p>2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7.0">
            <text:p>2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8.0">
            <text:p>2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9.0">
            <text:p>2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0.0">
            <text:p>2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1.0">
            <text:p>2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2.0">
            <text:p>2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3.0">
            <text:p>2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4.0">
            <text:p>2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5.0">
            <text:p>2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6.0">
            <text:p>2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7.0">
            <text:p>2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8.0">
            <text:p>2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9.0">
            <text:p>2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0.0">
            <text:p>2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1.0">
            <text:p>2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2.0">
            <text:p>2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3.0">
            <text:p>2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4.0">
            <text:p>2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5.0">
            <text:p>2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6.0">
            <text:p>2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7.0">
            <text:p>2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8.0">
            <text:p>2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9.0">
            <text:p>2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1.0">
            <text:p>2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2.0">
            <text:p>2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3.0">
            <text:p>2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4.0">
            <text:p>2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6.0">
            <text:p>2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7.0">
            <text:p>2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8.0">
            <text:p>2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9.0">
            <text:p>2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0.0">
            <text:p>2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1.0">
            <text:p>2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2.0">
            <text:p>2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3.0">
            <text:p>2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4.0">
            <text:p>2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5.0">
            <text:p>2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6.0">
            <text:p>2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7.0">
            <text:p>2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8.0">
            <text:p>2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9.0">
            <text:p>2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0.0">
            <text:p>3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1.0">
            <text:p>3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2.0">
            <text:p>3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3.0">
            <text:p>3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4.0">
            <text:p>3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5.0">
            <text:p>3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6.0">
            <text:p>3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7.0">
            <text:p>3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8.0">
            <text:p>3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9.0">
            <text:p>3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0.0">
            <text:p>3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1.0">
            <text:p>3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2.0">
            <text:p>3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3.0">
            <text:p>3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4.0">
            <text:p>3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5.0">
            <text:p>3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6.0">
            <text:p>3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7.0">
            <text:p>3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8.0">
            <text:p>3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9.0">
            <text:p>3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0.0">
            <text:p>3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1.0">
            <text:p>3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2.0">
            <text:p>3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3.0">
            <text:p>3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4.0">
            <text:p>3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5.0">
            <text:p>3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6.0">
            <text:p>3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7.0">
            <text:p>3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8.0">
            <text:p>3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9.0">
            <text:p>3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0.0">
            <text:p>3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1.0">
            <text:p>3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2.0">
            <text:p>3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3.0">
            <text:p>3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4.0">
            <text:p>3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5.0">
            <text:p>3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6.0">
            <text:p>3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7.0">
            <text:p>3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8.0">
            <text:p>3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9.0">
            <text:p>3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0.0">
            <text:p>3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1.0">
            <text:p>3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2.0">
            <text:p>3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3.0">
            <text:p>3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5.0">
            <text:p>3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6.0">
            <text:p>3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7.0">
            <text:p>3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8.0">
            <text:p>3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9.0">
            <text:p>3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1.0">
            <text:p>3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2.0">
            <text:p>3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3.0">
            <text:p>3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4.0">
            <text:p>3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5.0">
            <text:p>3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6.0">
            <text:p>3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7.0">
            <text:p>3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8.0">
            <text:p>3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9.0">
            <text:p>3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0.0">
            <text:p>3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1.0">
            <text:p>3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2.0">
            <text:p>3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3.0">
            <text:p>3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4.0">
            <text:p>3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5.0">
            <text:p>3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6.0">
            <text:p>3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7.0">
            <text:p>3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8.0">
            <text:p>3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9.0">
            <text:p>3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0.0">
            <text:p>3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1.0">
            <text:p>3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2.0">
            <text:p>3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3.0">
            <text:p>3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4.0">
            <text:p>3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5.0">
            <text:p>3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6.0">
            <text:p>3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7.0">
            <text:p>3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8.0">
            <text:p>3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9.0">
            <text:p>3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0.0">
            <text:p>3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1.0">
            <text:p>3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2.0">
            <text:p>3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3.0">
            <text:p>3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4.0">
            <text:p>3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5.0">
            <text:p>3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6.0">
            <text:p>3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7.0">
            <text:p>3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8.0">
            <text:p>3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9.0">
            <text:p>3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0.0">
            <text:p>3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1.0">
            <text:p>3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2.0">
            <text:p>3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3.0">
            <text:p>3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4.0">
            <text:p>3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5.0">
            <text:p>3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6.0">
            <text:p>3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7.0">
            <text:p>3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8.0">
            <text:p>3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9.0">
            <text:p>3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0.0">
            <text:p>4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1.0">
            <text:p>4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2.0">
            <text:p>4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3.0">
            <text:p>4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4.0">
            <text:p>4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5.0">
            <text:p>4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6.0">
            <text:p>4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7.0">
            <text:p>4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8.0">
            <text:p>4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9.0">
            <text:p>4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0.0">
            <text:p>4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1.0">
            <text:p>4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2.0">
            <text:p>4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3.0">
            <text:p>4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4.0">
            <text:p>4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5.0">
            <text:p>4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6.0">
            <text:p>4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7.0">
            <text:p>4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8.0">
            <text:p>4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9.0">
            <text:p>4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0.0">
            <text:p>4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1.0">
            <text:p>4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2.0">
            <text:p>4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3.0">
            <text:p>4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4.0">
            <text:p>4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5.0">
            <text:p>4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6.0">
            <text:p>4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7.0">
            <text:p>4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8.0">
            <text:p>4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9.0">
            <text:p>4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0.0">
            <text:p>4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1.0">
            <text:p>4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2.0">
            <text:p>4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3.0">
            <text:p>4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4.0">
            <text:p>4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5.0">
            <text:p>4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7.0">
            <text:p>4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8.0">
            <text:p>4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2.0">
            <text:p>4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3.0">
            <text:p>4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4.0">
            <text:p>4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6.0">
            <text:p>4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7.0">
            <text:p>4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9.0">
            <text:p>4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2.0">
            <text:p>4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3.0">
            <text:p>4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4.0">
            <text:p>4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7.0">
            <text:p>4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8.0">
            <text:p>4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9.0">
            <text:p>4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1.0">
            <text:p>4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5.0">
            <text:p>4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7.0">
            <text:p>4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8.0">
            <text:p>4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9.0">
            <text:p>4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1.0">
            <text:p>4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3.0">
            <text:p>4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4.0">
            <text:p>4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6.0">
            <text:p>4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8.0">
            <text:p>4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1.0">
            <text:p>4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2.0">
            <text:p>4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3.0">
            <text:p>4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4.0">
            <text:p>4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5.0">
            <text:p>4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8.0">
            <text:p>4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0.0">
            <text:p>4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1.0">
            <text:p>4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2.0">
            <text:p>4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4.0">
            <text:p>4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6.0">
            <text:p>4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9.0">
            <text:p>4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0.0">
            <text:p>5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1.0">
            <text:p>5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4.0">
            <text:p>5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7.0">
            <text:p>5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9.0">
            <text:p>5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0.0">
            <text:p>5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1.0">
            <text:p>5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2.0">
            <text:p>5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4.0">
            <text:p>5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7.0">
            <text:p>5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8.0">
            <text:p>5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9.0">
            <text:p>5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1.0">
            <text:p>5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3.0">
            <text:p>5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4.0">
            <text:p>5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5.0">
            <text:p>5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6.0">
            <text:p>5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3.0">
            <text:p>5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6.0">
            <text:p>5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.0">
            <text:p>5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9.0">
            <text:p>5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3.0">
            <text:p>5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5.0">
            <text:p>5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8.0">
            <text:p>5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0.0">
            <text:p>5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1.0">
            <text:p>5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2.0">
            <text:p>5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4.0">
            <text:p>5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5.0">
            <text:p>5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7.0">
            <text:p>5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9.0">
            <text:p>5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0.0">
            <text:p>5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1.0">
            <text:p>5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3.0">
            <text:p>5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4.0">
            <text:p>5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5.0">
            <text:p>5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8.0">
            <text:p>5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9.0">
            <text:p>5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1.0">
            <text:p>5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2.0">
            <text:p>5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3.0">
            <text:p>5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4.0">
            <text:p>5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5.0">
            <text:p>5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7.0">
            <text:p>5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9.0">
            <text:p>5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2.0">
            <text:p>5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3.0">
            <text:p>5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5.0">
            <text:p>5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6.0">
            <text:p>5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9.0">
            <text:p>5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4.0">
            <text:p>5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6.0">
            <text:p>5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9.0">
            <text:p>5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2.0">
            <text:p>6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4.0">
            <text:p>6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5.0">
            <text:p>6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7.0">
            <text:p>6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.0">
            <text:p>6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.0">
            <text:p>6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3.0">
            <text:p>6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.0">
            <text:p>6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.0">
            <text:p>6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.0">
            <text:p>6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7.0">
            <text:p>6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8.0">
            <text:p>6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9.0">
            <text:p>6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4.0">
            <text:p>6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7.0">
            <text:p>6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8.0">
            <text:p>6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9.0">
            <text:p>6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3.0">
            <text:p>6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6.0">
            <text:p>6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7.0">
            <text:p>6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8.0">
            <text:p>6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0.0">
            <text:p>6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1.0">
            <text:p>6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2.0">
            <text:p>6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3.0">
            <text:p>6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4.0">
            <text:p>6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6.0">
            <text:p>6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8.0">
            <text:p>6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9.0">
            <text:p>6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0.0">
            <text:p>6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5.0">
            <text:p>6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7.0">
            <text:p>6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8.0">
            <text:p>6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9.0">
            <text:p>6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0.0">
            <text:p>6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1.0">
            <text:p>6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3.0">
            <text:p>6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4.0">
            <text:p>6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5.0">
            <text:p>6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6.0">
            <text:p>6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8.0">
            <text:p>6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0.0">
            <text:p>6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1.0">
            <text:p>6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2.0">
            <text:p>6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3.0">
            <text:p>6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4.0">
            <text:p>6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7.0">
            <text:p>6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8.0">
            <text:p>6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9.0">
            <text:p>6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1.0">
            <text:p>6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2.0">
            <text:p>6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3.0">
            <text:p>6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4.0">
            <text:p>6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5.0">
            <text:p>6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6.0">
            <text:p>6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.0">
            <text:p>6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8.0">
            <text:p>6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9.0">
            <text:p>6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0.0">
            <text:p>6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1.0">
            <text:p>6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2.0">
            <text:p>6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3.0">
            <text:p>6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4.0">
            <text:p>6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5.0">
            <text:p>6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6.0">
            <text:p>6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7.0">
            <text:p>6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8.0">
            <text:p>6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9.0">
            <text:p>6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0.0">
            <text:p>7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1.0">
            <text:p>7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2.0">
            <text:p>7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4.0">
            <text:p>7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5.0">
            <text:p>7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6.0">
            <text:p>7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7.0">
            <text:p>7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8.0">
            <text:p>7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9.0">
            <text:p>7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0.0">
            <text:p>7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3.0">
            <text:p>7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4.0">
            <text:p>7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5.0">
            <text:p>7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8.0">
            <text:p>7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9.0">
            <text:p>7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0.0">
            <text:p>7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1.0">
            <text:p>7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2.0">
            <text:p>7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3.0">
            <text:p>7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4.0">
            <text:p>7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5.0">
            <text:p>7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6.0">
            <text:p>7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7.0">
            <text:p>7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8.0">
            <text:p>7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9.0">
            <text:p>7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2.0">
            <text:p>7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3.0">
            <text:p>7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5.0">
            <text:p>7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6.0">
            <text:p>7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7.0">
            <text:p>7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8.0">
            <text:p>7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9.0">
            <text:p>7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0.0">
            <text:p>7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2.0">
            <text:p>7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3.0">
            <text:p>7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5.0">
            <text:p>7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6.0">
            <text:p>7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7.0">
            <text:p>7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8.0">
            <text:p>7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9.0">
            <text:p>7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0.0">
            <text:p>7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1.0">
            <text:p>7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3.0">
            <text:p>7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4.0">
            <text:p>7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5.0">
            <text:p>7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6.0">
            <text:p>7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7.0">
            <text:p>7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9.0">
            <text:p>7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0.0">
            <text:p>7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3.0">
            <text:p>7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4.0">
            <text:p>7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5.0">
            <text:p>7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6.0">
            <text:p>7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8.0">
            <text:p>7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0.0">
            <text:p>7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2.0">
            <text:p>7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3.0">
            <text:p>7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4.0">
            <text:p>7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5.0">
            <text:p>7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6.0">
            <text:p>7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7.0">
            <text:p>7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8.0">
            <text:p>7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9.0">
            <text:p>7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0.0">
            <text:p>7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2.0">
            <text:p>7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3.0">
            <text:p>7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6.0">
            <text:p>7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7.0">
            <text:p>7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8.0">
            <text:p>7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9.0">
            <text:p>7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0.0">
            <text:p>7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1.0">
            <text:p>7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2.0">
            <text:p>7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3.0">
            <text:p>7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5.0">
            <text:p>7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6.0">
            <text:p>7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7.0">
            <text:p>7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8.0">
            <text:p>7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9.0">
            <text:p>7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3.0">
            <text:p>8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4.0">
            <text:p>8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5.0">
            <text:p>8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6.0">
            <text:p>8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7.0">
            <text:p>8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8.0">
            <text:p>8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9.0">
            <text:p>8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0.0">
            <text:p>8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1.0">
            <text:p>8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2.0">
            <text:p>8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3.0">
            <text:p>8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4.0">
            <text:p>8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5.0">
            <text:p>8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6.0">
            <text:p>8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8.0">
            <text:p>8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9.0">
            <text:p>8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0.0">
            <text:p>8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2.0">
            <text:p>8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3.0">
            <text:p>8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5.0">
            <text:p>8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6.0">
            <text:p>8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7.0">
            <text:p>8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9.0">
            <text:p>8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0.0">
            <text:p>8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1.0">
            <text:p>8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2.0">
            <text:p>8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4.0">
            <text:p>8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5.0">
            <text:p>8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6.0">
            <text:p>8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7.0">
            <text:p>8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9.0">
            <text:p>8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0.0">
            <text:p>8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1.0">
            <text:p>8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2.0">
            <text:p>8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4.0">
            <text:p>8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5.0">
            <text:p>8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7.0">
            <text:p>8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9.0">
            <text:p>8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0.0">
            <text:p>8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1.0">
            <text:p>8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6.0">
            <text:p>8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0.0">
            <text:p>8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5.0">
            <text:p>8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7.0">
            <text:p>8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9.0">
            <text:p>8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7.0">
            <text:p>8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8.0">
            <text:p>8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9.0">
            <text:p>8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1.0">
            <text:p>8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4.0">
            <text:p>8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5.0">
            <text:p>8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6.0">
            <text:p>8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9.0">
            <text:p>8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0.0">
            <text:p>9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2.0">
            <text:p>9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4.0">
            <text:p>9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5.0">
            <text:p>9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6.0">
            <text:p>9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7.0">
            <text:p>9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9.0">
            <text:p>9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0.0">
            <text:p>9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1.0">
            <text:p>9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4.0">
            <text:p>9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6.0">
            <text:p>9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9.0">
            <text:p>9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0.0">
            <text:p>9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1.0">
            <text:p>9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2.0">
            <text:p>9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4.0">
            <text:p>9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5.0">
            <text:p>9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0.0">
            <text:p>9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1.0">
            <text:p>9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6.0">
            <text:p>9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9.0">
            <text:p>9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1.0">
            <text:p>9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2.0">
            <text:p>9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5.0">
            <text:p>9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1.0">
            <text:p>9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2.0">
            <text:p>9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4.0">
            <text:p>9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5.0">
            <text:p>9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6.0">
            <text:p>9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7.0">
            <text:p>9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8.0">
            <text:p>9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9.0">
            <text:p>9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0.0">
            <text:p>9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3.0">
            <text:p>9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4.0">
            <text:p>9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5.0">
            <text:p>9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7.0">
            <text:p>9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8.0">
            <text:p>9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9.0">
            <text:p>9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5.0">
            <text:p>9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8.0">
            <text:p>9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9.0">
            <text:p>9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1.0">
            <text:p>9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2.0">
            <text:p>9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5.0">
            <text:p>9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6.0">
            <text:p>9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8.0">
            <text:p>9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9.0">
            <text:p>9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2.0">
            <text:p>10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4.0">
            <text:p>10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6.0">
            <text:p>10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8.0">
            <text:p>10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0.0">
            <text:p>10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8.0">
            <text:p>10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3.0">
            <text:p>10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9.0">
            <text:p>10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3.0">
            <text:p>10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5.0">
            <text:p>10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1">
            <text:p>821</text:p>
          </table:table-cell>
          <table:table-cell office:value-type="float" office:value="801">
            <text:p>801</text:p>
          </table:table-cell>
          <table:table-cell office:value-type="string" office:value="Error in reading image: 51">
            <text:p>Error in reading image: 51</text:p>
          </table:table-cell>
        </table:table-row>
        <table:table-row>
          <table:table-cell office:value-type="float" office:value="886">
            <text:p>886</text:p>
          </table:table-cell>
          <table:table-cell office:value-type="float" office:value="758">
            <text:p>758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522">
            <text:p>522</text:p>
          </table:table-cell>
          <table:table-cell office:value-type="float" office:value="794">
            <text:p>794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667">
            <text:p>667</text:p>
          </table:table-cell>
          <table:table-cell office:value-type="float" office:value="800">
            <text:p>800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703">
            <text:p>703</text:p>
          </table:table-cell>
          <table:table-cell office:value-type="float" office:value="864">
            <text:p>864</text:p>
          </table:table-cell>
          <table:table-cell office:value-type="string" office:value="No points in pcd: 1">
            <text:p>No points in pcd: 1</text:p>
          </table:table-cell>
        </table:table-row>
        <table:table-row>
          <table:table-cell office:value-type="float" office:value="717">
            <text:p>717</text:p>
          </table:table-cell>
          <table:table-cell office:value-type="float" office:value="929">
            <text:p>929</text:p>
          </table:table-cell>
          <table:table-cell office:value-type="string" office:value="No points in pcd: 2">
            <text:p>No points in pcd: 2</text:p>
          </table:table-cell>
        </table:table-row>
        <table:table-row>
          <table:table-cell office:value-type="float" office:value="767">
            <text:p>767</text:p>
          </table:table-cell>
          <table:table-cell office:value-type="float" office:value="505">
            <text:p>505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872">
            <text:p>872</text:p>
          </table:table-cell>
          <table:table-cell office:value-type="float" office:value="651">
            <text:p>651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662">
            <text:p>662</text:p>
          </table:table-cell>
          <table:table-cell office:value-type="float" office:value="652">
            <text:p>652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712">
            <text:p>712</text:p>
          </table:table-cell>
          <table:table-cell office:value-type="float" office:value="930">
            <text:p>930</text:p>
          </table:table-cell>
          <table:table-cell office:value-type="string" office:value="No points in pcd: 21">
            <text:p>No points in pcd: 21</text:p>
          </table:table-cell>
        </table:table-row>
        <table:table-row>
          <table:table-cell office:value-type="float" office:value="762">
            <text:p>762</text:p>
          </table:table-cell>
          <table:table-cell office:value-type="float" office:value="653">
            <text:p>653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897">
            <text:p>897</text:p>
          </table:table-cell>
          <table:table-cell office:value-type="float" office:value="865">
            <text:p>865</text:p>
          </table:table-cell>
          <table:table-cell office:value-type="string" office:value="No points in pcd: 22">
            <text:p>No points in pcd: 22</text:p>
          </table:table-cell>
        </table:table-row>
        <table:table-row>
          <table:table-cell office:value-type="float" office:value="771">
            <text:p>771</text:p>
          </table:table-cell>
          <table:table-cell office:value-type="float" office:value="960">
            <text:p>960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587">
            <text:p>587</text:p>
          </table:table-cell>
          <table:table-cell office:value-type="float" office:value="855">
            <text:p>855</text:p>
          </table:table-cell>
          <table:table-cell office:value-type="string" office:value="No points in pcd: 21">
            <text:p>No points in pcd: 21</text:p>
          </table:table-cell>
        </table:table-row>
        <table:table-row>
          <table:table-cell office:value-type="float" office:value="590">
            <text:p>590</text:p>
          </table:table-cell>
          <table:table-cell office:value-type="float" office:value="1024">
            <text:p>1024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675">
            <text:p>675</text:p>
          </table:table-cell>
          <table:table-cell office:value-type="float" office:value="1025">
            <text:p>1025</text:p>
          </table:table-cell>
          <table:table-cell office:value-type="string" office:value="No points in pcd: 21">
            <text:p>No points in pcd: 21</text:p>
          </table:table-cell>
        </table:table-row>
        <table:table-row>
          <table:table-cell office:value-type="float" office:value="912">
            <text:p>912</text:p>
          </table:table-cell>
          <table:table-cell office:value-type="float" office:value="1021">
            <text:p>1021</text:p>
          </table:table-cell>
          <table:table-cell office:value-type="string" office:value="No points in pcd: 21">
            <text:p>No points in pcd: 21</text:p>
          </table:table-cell>
        </table:table-row>
        <table:table-row>
          <table:table-cell office:value-type="float" office:value="1041">
            <text:p>1041</text:p>
          </table:table-cell>
          <table:table-cell office:value-type="float" office:value="1046">
            <text:p>1046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531">
            <text:p>531</text:p>
          </table:table-cell>
          <table:table-cell office:value-type="float" office:value="1029">
            <text:p>1029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893">
            <text:p>893</text:p>
          </table:table-cell>
          <table:table-cell office:value-type="float" office:value="1047">
            <text:p>1047</text:p>
          </table:table-cell>
          <table:table-cell office:value-type="string" office:value="No points in pcd: 18">
            <text:p>No points in pcd: 18</text:p>
          </table:table-cell>
        </table:table-row>
        <table:table-row>
          <table:table-cell office:value-type="float" office:value="828">
            <text:p>828</text:p>
          </table:table-cell>
          <table:table-cell office:value-type="float" office:value="1030">
            <text:p>1030</text:p>
          </table:table-cell>
          <table:table-cell office:value-type="string" office:value="No points in pcd: 21">
            <text:p>No points in pcd: 21</text:p>
          </table:table-cell>
        </table:table-row>
        <table:table-row>
          <table:table-cell office:value-type="float" office:value="898">
            <text:p>898</text:p>
          </table:table-cell>
          <table:table-cell office:value-type="float" office:value="1026">
            <text:p>1026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903">
            <text:p>903</text:p>
          </table:table-cell>
          <table:table-cell office:value-type="float" office:value="1022">
            <text:p>1022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344">
            <text:p>344</text:p>
          </table:table-cell>
          <table:table-cell office:value-type="float" office:value="1013">
            <text:p>1013</text:p>
          </table:table-cell>
          <table:table-cell office:value-type="string" office:value="No points in pcd: 22">
            <text:p>No points in pcd: 22</text:p>
          </table:table-cell>
        </table:table-row>
        <table:table-row>
          <table:table-cell office:value-type="float" office:value="606">
            <text:p>606</text:p>
          </table:table-cell>
          <table:table-cell office:value-type="float" office:value="1009">
            <text:p>1009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610">
            <text:p>610</text:p>
          </table:table-cell>
          <table:table-cell office:value-type="float" office:value="1010">
            <text:p>1010</text:p>
          </table:table-cell>
          <table:table-cell office:value-type="string" office:value="No points in pcd: 21">
            <text:p>No points in pcd: 21</text:p>
          </table:table-cell>
        </table:table-row>
        <table:table-row>
          <table:table-cell office:value-type="float" office:value="542">
            <text:p>542</text:p>
          </table:table-cell>
          <table:table-cell office:value-type="float" office:value="1048">
            <text:p>1048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669">
            <text:p>669</text:p>
          </table:table-cell>
          <table:table-cell office:value-type="float" office:value="1031">
            <text:p>1031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769">
            <text:p>769</text:p>
          </table:table-cell>
          <table:table-cell office:value-type="float" office:value="1027">
            <text:p>1027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874">
            <text:p>874</text:p>
          </table:table-cell>
          <table:table-cell office:value-type="float" office:value="1018">
            <text:p>1018</text:p>
          </table:table-cell>
          <table:table-cell office:value-type="string" office:value="No points in pcd: 18">
            <text:p>No points in pcd: 18</text:p>
          </table:table-cell>
        </table:table-row>
        <table:table-row>
          <table:table-cell office:value-type="float" office:value="546">
            <text:p>546</text:p>
          </table:table-cell>
          <table:table-cell office:value-type="float" office:value="1014">
            <text:p>1014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547">
            <text:p>547</text:p>
          </table:table-cell>
          <table:table-cell office:value-type="float" office:value="1015">
            <text:p>1015</text:p>
          </table:table-cell>
          <table:table-cell office:value-type="string" office:value="No points in pcd: 19">
            <text:p>No points in pcd: 19</text:p>
          </table:table-cell>
        </table:table-row>
        <table:table-row>
          <table:table-cell office:value-type="float" office:value="824">
            <text:p>824</text:p>
          </table:table-cell>
          <table:table-cell office:value-type="float" office:value="1049">
            <text:p>1049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448">
            <text:p>448</text:p>
          </table:table-cell>
          <table:table-cell office:value-type="float" office:value="1032">
            <text:p>1032</text:p>
          </table:table-cell>
          <table:table-cell office:value-type="string" office:value="No points in pcd: 18">
            <text:p>No points in pcd: 18</text:p>
          </table:table-cell>
        </table:table-row>
        <table:table-row>
          <table:table-cell office:value-type="float" office:value="752">
            <text:p>752</text:p>
          </table:table-cell>
          <table:table-cell office:value-type="float" office:value="1023">
            <text:p>1023</text:p>
          </table:table-cell>
          <table:table-cell office:value-type="string" office:value="No points in pcd: 17">
            <text:p>No points in pcd: 17</text:p>
          </table:table-cell>
        </table:table-row>
        <table:table-row>
          <table:table-cell office:value-type="float" office:value="954">
            <text:p>954</text:p>
          </table:table-cell>
          <table:table-cell office:value-type="float" office:value="1019">
            <text:p>1019</text:p>
          </table:table-cell>
          <table:table-cell office:value-type="string" office:value="No points in pcd: 21">
            <text:p>No points in pcd: 21</text:p>
          </table:table-cell>
        </table:table-row>
        <table:table-row>
          <table:table-cell office:value-type="float" office:value="935.0">
            <text:p>9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6.0">
            <text:p>10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5.0">
            <text:p>9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0.0">
            <text:p>9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6.0">
            <text:p>9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2.0">
            <text:p>9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8.0">
            <text:p>10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4.0">
            <text:p>10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1.0">
            <text:p>9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5.0">
            <text:p>10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2.0">
            <text:p>9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6.0">
            <text:p>10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3.0">
            <text:p>9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7.0">
            <text:p>10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4.0">
            <text:p>9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50.0">
            <text:p>10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5.0">
            <text:p>9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0.0">
            <text:p>10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